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officeooo:rsid="001be996" officeooo:paragraph-rsid="001be996"/>
    </style:style>
    <style:style style:name="P2" style:family="paragraph" style:parent-style-name="Standard">
      <style:text-properties style:font-name="DejaVu Sans Mono" officeooo:rsid="001be996" officeooo:paragraph-rsid="001e3308"/>
    </style:style>
    <style:style style:name="P3" style:family="paragraph" style:parent-style-name="Standard">
      <style:text-properties style:font-name="DejaVu Sans Mono" officeooo:rsid="001be996" officeooo:paragraph-rsid="00285a2f"/>
    </style:style>
    <style:style style:name="P4" style:family="paragraph" style:parent-style-name="Standard">
      <style:text-properties style:font-name="DejaVu Sans Mono" officeooo:rsid="001be996" officeooo:paragraph-rsid="002183ab"/>
    </style:style>
    <style:style style:name="P5" style:family="paragraph" style:parent-style-name="Standard">
      <style:text-properties style:font-name="DejaVu Sans Mono" officeooo:rsid="001be996" officeooo:paragraph-rsid="00ceb189"/>
    </style:style>
    <style:style style:name="P6" style:family="paragraph" style:parent-style-name="Standard">
      <style:text-properties style:font-name="DejaVu Sans Mono" officeooo:rsid="002fa762" officeooo:paragraph-rsid="002fa762"/>
    </style:style>
    <style:style style:name="P7" style:family="paragraph" style:parent-style-name="Standard">
      <style:text-properties style:font-name="DejaVu Sans Mono" officeooo:rsid="002fa762" officeooo:paragraph-rsid="00e37538"/>
    </style:style>
    <style:style style:name="P8" style:family="paragraph" style:parent-style-name="Standard">
      <style:text-properties style:font-name="DejaVu Sans Mono" officeooo:rsid="005db87e" officeooo:paragraph-rsid="00e37538"/>
    </style:style>
    <style:style style:name="P9" style:family="paragraph" style:parent-style-name="Standard">
      <style:text-properties style:font-name="DejaVu Sans Mono" officeooo:rsid="006f8dcc" officeooo:paragraph-rsid="006f8dcc"/>
    </style:style>
    <style:style style:name="P10" style:family="paragraph" style:parent-style-name="Standard">
      <style:text-properties style:font-name="DejaVu Sans Mono" officeooo:rsid="008ac37e" officeooo:paragraph-rsid="008ac37e"/>
    </style:style>
    <style:style style:name="P11" style:family="paragraph" style:parent-style-name="Standard">
      <style:text-properties fo:color="#0066b3" style:font-name="DejaVu Sans Mono" fo:font-weight="bold" officeooo:rsid="001be996" officeooo:paragraph-rsid="001be996" style:font-weight-asian="bold" style:font-weight-complex="bold"/>
    </style:style>
    <style:style style:name="P12" style:family="paragraph" style:parent-style-name="Standard">
      <style:text-properties fo:color="#0066b3" style:font-name="DejaVu Sans Mono" fo:font-weight="bold" officeooo:rsid="00d95aec" officeooo:paragraph-rsid="00d95aec" style:font-weight-asian="bold" style:font-weight-complex="bold"/>
    </style:style>
    <style:style style:name="P13" style:family="paragraph" style:parent-style-name="Standard">
      <style:text-properties fo:color="#0066b3" style:font-name="DejaVu Sans Mono" officeooo:rsid="001be996" officeooo:paragraph-rsid="002183ab"/>
    </style:style>
    <style:style style:name="P14" style:family="paragraph" style:parent-style-name="Standard">
      <style:text-properties fo:color="#0066b3" style:font-name="DejaVu Sans Mono" officeooo:rsid="001be996" officeooo:paragraph-rsid="001be996"/>
    </style:style>
    <style:style style:name="P15" style:family="paragraph" style:parent-style-name="Standard">
      <style:text-properties fo:color="#0066b3" style:font-name="DejaVu Sans Mono" fo:font-style="normal" fo:font-weight="bold" officeooo:rsid="001be996" officeooo:paragraph-rsid="001be996" style:font-style-asian="normal" style:font-weight-asian="bold" style:font-style-complex="normal" style:font-weight-complex="bold"/>
    </style:style>
    <style:style style:name="P16" style:family="paragraph" style:parent-style-name="Standard" style:list-style-name="L1">
      <style:text-properties style:font-name="DejaVu Sans Mono" officeooo:rsid="00795484" officeooo:paragraph-rsid="001be996"/>
    </style:style>
    <style:style style:name="P17" style:family="paragraph" style:parent-style-name="Standard" style:list-style-name="L1">
      <style:text-properties style:font-name="DejaVu Sans Mono" officeooo:rsid="0033187c" officeooo:paragraph-rsid="0033187c"/>
    </style:style>
    <style:style style:name="P18" style:family="paragraph" style:parent-style-name="Standard" style:list-style-name="L1">
      <style:text-properties style:font-name="DejaVu Sans Mono" officeooo:rsid="001f4813" officeooo:paragraph-rsid="0033187c"/>
    </style:style>
    <style:style style:name="P19" style:family="paragraph" style:parent-style-name="Standard" style:list-style-name="L1">
      <style:text-properties style:font-name="DejaVu Sans Mono" officeooo:rsid="001f4813" officeooo:paragraph-rsid="001f4813"/>
    </style:style>
    <style:style style:name="P20" style:family="paragraph" style:parent-style-name="Standard" style:list-style-name="L1">
      <style:text-properties style:font-name="DejaVu Sans Mono" officeooo:rsid="001f4813" officeooo:paragraph-rsid="00e39369"/>
    </style:style>
    <style:style style:name="P21" style:family="paragraph" style:parent-style-name="Standard" style:list-style-name="L1">
      <style:text-properties style:font-name="DejaVu Sans Mono" officeooo:rsid="002fa762" officeooo:paragraph-rsid="002fa762"/>
    </style:style>
    <style:style style:name="P22" style:family="paragraph" style:parent-style-name="Standard" style:list-style-name="L1">
      <style:text-properties style:font-name="DejaVu Sans Mono" officeooo:rsid="002fa762" officeooo:paragraph-rsid="00e37538"/>
    </style:style>
    <style:style style:name="P23" style:family="paragraph" style:parent-style-name="Standard" style:list-style-name="L1">
      <style:text-properties style:font-name="DejaVu Sans Mono" officeooo:rsid="006d4c27" officeooo:paragraph-rsid="001e3308"/>
    </style:style>
    <style:style style:name="P24" style:family="paragraph" style:parent-style-name="Standard" style:list-style-name="L1">
      <style:text-properties style:font-name="DejaVu Sans Mono" officeooo:rsid="001be996" officeooo:paragraph-rsid="001e3308"/>
    </style:style>
    <style:style style:name="P25" style:family="paragraph" style:parent-style-name="Standard" style:list-style-name="L1">
      <style:text-properties style:font-name="DejaVu Sans Mono" officeooo:rsid="001be996" officeooo:paragraph-rsid="00e39369"/>
    </style:style>
    <style:style style:name="P26" style:family="paragraph" style:parent-style-name="Standard" style:list-style-name="L2">
      <style:text-properties style:font-name="DejaVu Sans Mono" officeooo:rsid="001be996" officeooo:paragraph-rsid="00aa294f"/>
    </style:style>
    <style:style style:name="P27" style:family="paragraph" style:parent-style-name="Standard" style:list-style-name="L2">
      <style:text-properties style:font-name="DejaVu Sans Mono" officeooo:rsid="001be996" officeooo:paragraph-rsid="001be996"/>
    </style:style>
    <style:style style:name="P28" style:family="paragraph" style:parent-style-name="Standard" style:list-style-name="L3">
      <style:text-properties style:font-name="DejaVu Sans Mono" officeooo:rsid="001be996" officeooo:paragraph-rsid="002183ab"/>
    </style:style>
    <style:style style:name="P29" style:family="paragraph" style:parent-style-name="Standard" style:list-style-name="L1">
      <style:text-properties style:font-name="DejaVu Sans Mono" officeooo:rsid="0066cdfa" officeooo:paragraph-rsid="0066cdfa"/>
    </style:style>
    <style:style style:name="P30" style:family="paragraph" style:parent-style-name="Standard" style:list-style-name="L1">
      <style:text-properties style:font-name="DejaVu Sans Mono" officeooo:rsid="006b629f" officeooo:paragraph-rsid="00e39369"/>
    </style:style>
    <style:style style:name="P31" style:family="paragraph" style:parent-style-name="Standard" style:list-style-name="L1">
      <style:text-properties style:font-name="DejaVu Sans Mono" officeooo:rsid="00375e66" officeooo:paragraph-rsid="00e39369"/>
    </style:style>
    <style:style style:name="P32" style:family="paragraph" style:parent-style-name="Standard" style:list-style-name="L1">
      <style:text-properties style:font-name="DejaVu Sans Mono" officeooo:rsid="005db87e" officeooo:paragraph-rsid="00e39369"/>
    </style:style>
    <style:style style:name="P33" style:family="paragraph" style:parent-style-name="Standard" style:list-style-name="L2">
      <style:text-properties style:font-name="DejaVu Sans Mono" officeooo:rsid="00a6a5c1" officeooo:paragraph-rsid="00aa294f"/>
    </style:style>
    <style:style style:name="P34" style:family="paragraph" style:parent-style-name="Standard" style:list-style-name="L2">
      <style:text-properties style:font-name="DejaVu Sans Mono" officeooo:rsid="00a6a5c1" officeooo:paragraph-rsid="001be996"/>
    </style:style>
    <style:style style:name="P35" style:family="paragraph" style:parent-style-name="Standard" style:list-style-name="L2">
      <style:text-properties style:font-name="DejaVu Sans Mono" officeooo:rsid="00aa671e" officeooo:paragraph-rsid="00aa671e"/>
    </style:style>
    <style:style style:name="P36" style:family="paragraph" style:parent-style-name="Standard" style:list-style-name="L2">
      <style:text-properties style:font-name="DejaVu Sans Mono" officeooo:rsid="008ac37e" officeooo:paragraph-rsid="00c5cafa"/>
    </style:style>
    <style:style style:name="P37" style:family="paragraph" style:parent-style-name="Standard" style:list-style-name="L2">
      <style:text-properties style:font-name="DejaVu Sans Mono" officeooo:rsid="008ac37e" officeooo:paragraph-rsid="008ac37e"/>
    </style:style>
    <style:style style:name="P38" style:family="paragraph" style:parent-style-name="Standard" style:list-style-name="L2">
      <style:text-properties style:font-name="DejaVu Sans Mono" officeooo:rsid="00abb387" officeooo:paragraph-rsid="00abb387"/>
    </style:style>
    <style:style style:name="P39" style:family="paragraph" style:parent-style-name="Standard" style:list-style-name="L2">
      <style:text-properties style:font-name="DejaVu Sans Mono" officeooo:rsid="00b42961" officeooo:paragraph-rsid="00b42961"/>
    </style:style>
    <style:style style:name="P40" style:family="paragraph" style:parent-style-name="Standard" style:list-style-name="L2">
      <style:text-properties style:font-name="DejaVu Sans Mono" officeooo:rsid="0085864a" officeooo:paragraph-rsid="0099c5ec"/>
    </style:style>
    <style:style style:name="P41" style:family="paragraph" style:parent-style-name="Standard" style:list-style-name="L2">
      <style:text-properties style:font-name="DejaVu Sans Mono" officeooo:rsid="008bcf2d" officeooo:paragraph-rsid="00bc025f"/>
    </style:style>
    <style:style style:name="P42" style:family="paragraph" style:parent-style-name="Standard" style:list-style-name="L2">
      <style:text-properties style:font-name="DejaVu Sans Mono" officeooo:rsid="008bcf2d" officeooo:paragraph-rsid="008bcf2d"/>
    </style:style>
    <style:style style:name="P43" style:family="paragraph" style:parent-style-name="Standard" style:list-style-name="L2">
      <style:text-properties style:font-name="DejaVu Sans Mono" officeooo:rsid="008dd32b" officeooo:paragraph-rsid="009c72d0"/>
    </style:style>
    <style:style style:name="P44" style:family="paragraph" style:parent-style-name="Standard" style:list-style-name="L3">
      <style:text-properties style:font-name="DejaVu Sans Mono" officeooo:rsid="002183ab" officeooo:paragraph-rsid="002183ab"/>
    </style:style>
    <style:style style:name="P45" style:family="paragraph" style:parent-style-name="Standard" style:list-style-name="L3">
      <style:text-properties officeooo:paragraph-rsid="002183ab"/>
    </style:style>
    <style:style style:name="P46" style:family="paragraph" style:parent-style-name="Standard" style:list-style-name="L3">
      <style:text-properties officeooo:paragraph-rsid="002a33ee"/>
    </style:style>
    <style:style style:name="P47" style:family="paragraph" style:parent-style-name="Standard" style:list-style-name="L3">
      <style:text-properties officeooo:paragraph-rsid="002bf356"/>
    </style:style>
    <style:style style:name="P48" style:family="paragraph" style:parent-style-name="Standard" style:list-style-name="L3">
      <style:text-properties officeooo:paragraph-rsid="002cb507"/>
    </style:style>
    <style:style style:name="P49" style:family="paragraph" style:parent-style-name="Standard" style:list-style-name="L3">
      <style:text-properties officeooo:paragraph-rsid="002ea70e"/>
    </style:style>
    <style:style style:name="P50" style:family="paragraph" style:parent-style-name="Standard" style:list-style-name="L3">
      <style:text-properties officeooo:paragraph-rsid="00df37f8"/>
    </style:style>
    <style:style style:name="T1" style:family="text">
      <style:text-properties fo:font-weight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font-weight="bold" officeooo:rsid="00e6a903" style:font-size-asian="14pt" style:font-weight-asian="bold" style:font-size-complex="14pt" style:font-weight-complex="bold"/>
    </style:style>
    <style:style style:name="T4" style:family="text">
      <style:text-properties officeooo:rsid="00209c2a"/>
    </style:style>
    <style:style style:name="T5" style:family="text">
      <style:text-properties officeooo:rsid="0020d6b9"/>
    </style:style>
    <style:style style:name="T6" style:family="text">
      <style:text-properties officeooo:rsid="002183ab"/>
    </style:style>
    <style:style style:name="T7" style:family="text">
      <style:text-properties officeooo:rsid="0025c68e"/>
    </style:style>
    <style:style style:name="T8" style:family="text">
      <style:text-properties officeooo:rsid="00285a2f"/>
    </style:style>
    <style:style style:name="T9" style:family="text">
      <style:text-properties officeooo:rsid="002a33ee"/>
    </style:style>
    <style:style style:name="T10" style:family="text">
      <style:text-properties fo:font-weight="normal" officeooo:rsid="002bf356" style:font-weight-asian="normal" style:font-weight-complex="normal"/>
    </style:style>
    <style:style style:name="T11" style:family="text">
      <style:text-properties fo:font-weight="normal" officeooo:rsid="002c46a5" style:font-weight-asian="normal" style:font-weight-complex="normal"/>
    </style:style>
    <style:style style:name="T12" style:family="text">
      <style:text-properties fo:font-weight="normal" officeooo:rsid="002cb507" style:font-weight-asian="normal" style:font-weight-complex="normal"/>
    </style:style>
    <style:style style:name="T13" style:family="text">
      <style:text-properties fo:font-weight="normal" officeooo:rsid="002ea70e" style:font-weight-asian="normal" style:font-weight-complex="normal"/>
    </style:style>
    <style:style style:name="T14" style:family="text">
      <style:text-properties fo:font-weight="normal" officeooo:rsid="00d03957" style:font-weight-asian="normal" style:font-weight-complex="normal"/>
    </style:style>
    <style:style style:name="T15" style:family="text">
      <style:text-properties fo:font-weight="normal" officeooo:rsid="00df37f8" style:font-weight-asian="normal" style:font-weight-complex="normal"/>
    </style:style>
    <style:style style:name="T16" style:family="text">
      <style:text-properties officeooo:rsid="002eb82a"/>
    </style:style>
    <style:style style:name="T17" style:family="text">
      <style:text-properties officeooo:rsid="00364429"/>
    </style:style>
    <style:style style:name="T18" style:family="text">
      <style:text-properties officeooo:rsid="00375e66"/>
    </style:style>
    <style:style style:name="T19" style:family="text">
      <style:text-properties officeooo:rsid="003d473e"/>
    </style:style>
    <style:style style:name="T20" style:family="text">
      <style:text-properties officeooo:rsid="004364c3"/>
    </style:style>
    <style:style style:name="T21" style:family="text">
      <style:text-properties fo:color="#0066b3"/>
    </style:style>
    <style:style style:name="T22" style:family="text">
      <style:text-properties officeooo:rsid="0047b1c7"/>
    </style:style>
    <style:style style:name="T23" style:family="text">
      <style:text-properties officeooo:rsid="0048d773"/>
    </style:style>
    <style:style style:name="T24" style:family="text">
      <style:text-properties officeooo:rsid="004ab50c"/>
    </style:style>
    <style:style style:name="T25" style:family="text">
      <style:text-properties officeooo:rsid="00513ec2"/>
    </style:style>
    <style:style style:name="T26" style:family="text">
      <style:text-properties officeooo:rsid="0052018f"/>
    </style:style>
    <style:style style:name="T27" style:family="text">
      <style:text-properties officeooo:rsid="00538345"/>
    </style:style>
    <style:style style:name="T28" style:family="text">
      <style:text-properties officeooo:rsid="005caa9d"/>
    </style:style>
    <style:style style:name="T29" style:family="text">
      <style:text-properties officeooo:rsid="005db87e"/>
    </style:style>
    <style:style style:name="T30" style:family="text">
      <style:text-properties officeooo:rsid="0069fe0f"/>
    </style:style>
    <style:style style:name="T31" style:family="text">
      <style:text-properties officeooo:rsid="006b629f"/>
    </style:style>
    <style:style style:name="T32" style:family="text">
      <style:text-properties officeooo:rsid="006ba3ea"/>
    </style:style>
    <style:style style:name="T33" style:family="text">
      <style:text-properties officeooo:rsid="00742e46"/>
    </style:style>
    <style:style style:name="T34" style:family="text">
      <style:text-properties officeooo:rsid="007c84b8"/>
    </style:style>
    <style:style style:name="T35" style:family="text">
      <style:text-properties officeooo:rsid="008648cb"/>
    </style:style>
    <style:style style:name="T36" style:family="text">
      <style:text-properties officeooo:rsid="0088190c"/>
    </style:style>
    <style:style style:name="T37" style:family="text">
      <style:text-properties officeooo:rsid="008a0287"/>
    </style:style>
    <style:style style:name="T38" style:family="text">
      <style:text-properties officeooo:rsid="008ac37e"/>
    </style:style>
    <style:style style:name="T39" style:family="text">
      <style:text-properties officeooo:rsid="008eecbf"/>
    </style:style>
    <style:style style:name="T40" style:family="text">
      <style:text-properties officeooo:rsid="0090be2b"/>
    </style:style>
    <style:style style:name="T41" style:family="text">
      <style:text-properties officeooo:rsid="009c72d0"/>
    </style:style>
    <style:style style:name="T42" style:family="text">
      <style:text-properties officeooo:rsid="009e1a40"/>
    </style:style>
    <style:style style:name="T43" style:family="text">
      <style:text-properties officeooo:rsid="00a070c8"/>
    </style:style>
    <style:style style:name="T44" style:family="text">
      <style:text-properties officeooo:rsid="00b4e79b"/>
    </style:style>
    <style:style style:name="T45" style:family="text">
      <style:text-properties officeooo:rsid="00c3f579"/>
    </style:style>
    <style:style style:name="T46" style:family="text">
      <style:text-properties officeooo:rsid="00c5cafa"/>
    </style:style>
    <style:style style:name="T47" style:family="text">
      <style:text-properties officeooo:rsid="00c719fa"/>
    </style:style>
    <style:style style:name="T48" style:family="text">
      <style:text-properties officeooo:rsid="00c7d395"/>
    </style:style>
    <style:style style:name="T49" style:family="text">
      <style:text-properties officeooo:rsid="00cb2408"/>
    </style:style>
    <style:style style:name="T50" style:family="text">
      <style:text-properties officeooo:rsid="00cfe13b"/>
    </style:style>
    <style:style style:name="T51" style:family="text">
      <style:text-properties officeooo:rsid="00d0f77e"/>
    </style:style>
    <style:style style:name="T52" style:family="text">
      <style:text-properties fo:color="#111111"/>
    </style:style>
    <style:style style:name="T53" style:family="text">
      <style:text-properties fo:color="#111111" fo:font-weight="normal" style:font-weight-asian="normal" style:font-weight-complex="normal"/>
    </style:style>
    <style:style style:name="T54" style:family="text">
      <style:text-properties fo:color="#ed1c24" officeooo:rsid="009e1a40"/>
    </style:style>
    <style:style style:name="T55" style:family="text">
      <style:text-properties fo:color="#ed1c24" officeooo:rsid="00b4e79b"/>
    </style:style>
    <style:style style:name="T56" style:family="text">
      <style:text-properties fo:color="#ed1c24" officeooo:rsid="00a070c8"/>
    </style:style>
    <style:style style:name="T57" style:family="text">
      <style:text-properties fo:color="#ed1c24" officeooo:rsid="008ac37e"/>
    </style:style>
    <style:style style:name="T58" style:family="text">
      <style:text-properties fo:color="#ed1c24" officeooo:rsid="0090be2b"/>
    </style:style>
    <style:style style:name="T59" style:family="text">
      <style:text-properties fo:color="#ed1c24" officeooo:rsid="008eecbf"/>
    </style:style>
    <style:style style:name="T60" style:family="text">
      <style:text-properties fo:color="#ed1c24" officeooo:rsid="00c7d395"/>
    </style:style>
    <style:style style:name="T61" style:family="text">
      <style:text-properties fo:color="#407927"/>
    </style:style>
    <style:style style:name="T62" style:family="text">
      <style:text-properties fo:color="#407927" officeooo:rsid="009c72d0"/>
    </style:style>
    <style:style style:name="T63" style:family="text">
      <style:text-properties fo:color="#407927" officeooo:rsid="008eecbf"/>
    </style:style>
    <style:style style:name="T64" style:family="text">
      <style:text-properties fo:color="#407927" officeooo:rsid="0090be2b"/>
    </style:style>
    <style:style style:name="T65" style:family="text">
      <style:text-properties fo:color="#407927" officeooo:rsid="008ac37e"/>
    </style:style>
    <style:style style:name="T66" style:family="text">
      <style:text-properties fo:color="#407927" officeooo:rsid="00b4e79b"/>
    </style:style>
    <style:style style:name="T67" style:family="text">
      <style:text-properties fo:color="#407927" officeooo:rsid="00a070c8"/>
    </style:style>
    <style:style style:name="T68" style:family="text">
      <style:text-properties fo:color="#407927" officeooo:rsid="00c7d395"/>
    </style:style>
    <style:style style:name="T69" style:family="text">
      <style:text-properties fo:color="#407927" officeooo:rsid="009e1a40"/>
    </style:style>
    <style:style style:name="T70" style:family="text">
      <style:text-properties officeooo:rsid="00dde96f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0417in" fo:text-indent="-0.25in" fo:margin-left="3.0417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oject title: <text:span text:style-name="T2">Di</text:span><text:span text:style-name="T3">e</text:span><text:span text:style-name="T2">renasiel Schoten revamp</text:span></text:p>
      <text:p text:style-name="P1"/>
      <text:p text:style-name="P11">1. introduction</text:p>
      <text:p text:style-name="P11"/>
      <text:p text:style-name="P5"><text:tab/>I would like to <text:span text:style-name="T20">renew</text:span> an existing website <text:span text:style-name="T22">(</text:span>*<text:span text:style-name="T22">) of a local animal <text:tab/>shelter(**)</text:span>, <text:span text:style-name="T20">which needs improvements. I saw that there are <text:tab/>some problems to be fixed, so it would be the right candidate <text:tab/>for me to get my hands on a useful social project, and at <text:tab/>the <text:tab/>same time it could be beneficial to the organization that <text:tab/>owns <text:tab/>the web site.</text:span></text:p>
      <text:p text:style-name="P1"/>
      <text:p text:style-name="P15">2. Expected List of Features</text:p>
      <text:p text:style-name="P15"/>
      <text:list xml:id="list710266726" text:style-name="L1">
        <text:list-item>
          <text:p text:style-name="P16">Upgrade from HTML4 to modern HTML5</text:p>
        </text:list-item>
      </text:list>
      <text:p text:style-name="P1"><text:s text:c="2"/></text:p>
      <text:p text:style-name="P3"><text:tab/><text:tab/><text:tab/>I see that the <text:span text:style-name="T24">current</text:span> website is made using <text:span text:style-name="T23">a very</text:span> old <text:tab/><text:tab/><text:tab/><text:span text:style-name="T23">editor, </text:span>microsoft front page 6.0, <text:span text:style-name="T4">and </text:span>the navigation <text:tab/><text:tab/><text:tab/><text:tab/>system is <text:span text:style-name="T23">made </text:span>using frames<text:span text:style-name="T5">et, which is now <text:tab/><text:tab/> <text:tab/><text:tab/><text:tab/><text:tab/><text:tab/>obsolete</text:span>.</text:p>
      <text:p text:style-name="P3"><text:tab/><text:tab/><text:tab/><text:span text:style-name="T24">Another problem to be fixed is the p</text:span>oor<text:span text:style-name="T8"> or non-existent <text:tab/><text:tab/><text:tab/>use of CSS. Several other errors need to be corrected.<text:tab/><text:tab/><text:tab/><text:tab/>(***)</text:span></text:p>
      <text:p text:style-name="P3"/>
      <text:list xml:id="list152931891252343" text:continue-numbering="true" text:style-name="L1">
        <text:list-item>
          <text:p text:style-name="P17"><text:span text:style-name="T31">S</text:span>tatic website</text:p>
          <text:p text:style-name="P17"><text:line-break/><text:span text:style-name="T17">I’d like to create a static website (draft), first; because it is faster and easier to do.</text:span></text:p>
          <text:p text:style-name="P18"/>
          <text:p text:style-name="P19"/>
        </text:list-item>
        <text:list-item>
          <text:p text:style-name="P21">Implement<text:span text:style-name="T32">ation of</text:span> a contact form</text:p>
        </text:list-item>
      </text:list>
      <text:p text:style-name="P6"/>
      <text:p text:style-name="P6"><text:tab/><text:tab/><text:tab/><text:span text:style-name="T18">It is essential that the organization is in contact with <text:tab/><text:tab/><text:tab/>the users of the web site to receive mail and material.</text:span></text:p>
      <text:list xml:id="list152932041979868" text:continue-numbering="true" text:style-name="L1">
        <text:list-header>
          <text:p text:style-name="P21"/>
          <text:p text:style-name="P19"/>
        </text:list-header>
        <text:list-item>
          <text:p text:style-name="P23">CSS update and restyling, <text:span text:style-name="T70">adding components</text:span></text:p>
        </text:list-item>
      </text:list>
      <text:p text:style-name="P2"><text:tab/><text:tab/><text:tab/></text:p>
      <text:p text:style-name="P9"><text:tab/><text:tab/><text:tab/>Making the web-site more graphically coherent, modern and <text:tab/><text:tab/><text:tab/>pleasant, translates into a better user experience.</text:p>
      <text:p text:style-name="P9"><text:tab/><text:tab/><text:tab/>Use of external CSS. Adding social icons, <text:span text:style-name="T51">a Google map.</text:span></text:p>
      <text:list xml:id="list152932251386838" text:continue-numbering="true" text:style-name="L1">
        <text:list-header>
          <text:p text:style-name="P24"/>
        </text:list-header>
        <text:list-item>
          <text:p text:style-name="P29">Responsiv<text:span text:style-name="T33">e</text:span>ness</text:p>
        </text:list-item>
      </text:list>
      <text:p text:style-name="P2"/>
      <text:p text:style-name="P2"><text:tab/><text:tab/><text:tab/><text:span text:style-name="T30">The new web-site should use media-queries.<text:line-break/><text:tab/><text:tab/><text:tab/>It is better to have an optimized design for mobiles and <text:tab/><text:tab/><text:tab/>tablets. The site will be more consistent for mobile and <text:tab/><text:tab/><text:tab/>the pages will display faster on smaller devices.</text:span></text:p>
      <text:p text:style-name="P2"/>
      <text:list xml:id="list152931669615328" text:continue-numbering="true" text:style-name="L1">
        <text:list-item>
          <text:p text:style-name="P22">Implement<text:span text:style-name="T28">ation</text:span> <text:span text:style-name="T28">of </text:span>a form <text:span text:style-name="T28">for</text:span> upload<text:span text:style-name="T28">ing</text:span> photos and writ<text:span text:style-name="T28">ing</text:span> text <text:span text:style-name="T19">for the adoption section and the news section</text:span></text:p>
        </text:list-item>
      </text:list>
      <text:p text:style-name="P7"/>
      <text:p text:style-name="P7"><text:soft-page-break/><text:tab/><text:tab/><text:tab/><text:span text:style-name="T29">This feature is optional.</text:span></text:p>
      <text:p text:style-name="P8"><text:tab/><text:tab/><text:tab/>It could be the web master who publishes the photos and <text:tab/><text:tab/><text:tab/>write the text provided by the users (as it is now), <text:tab/><text:tab/><text:tab/><text:tab/>instead of letting normal users of the site do it.</text:p>
      <text:p text:style-name="P8"><text:tab/><text:tab/><text:tab/>This addition of a rudimentary CMS function could help <text:tab/><text:tab/><text:tab/><text:tab/>the web-master to do his/her job more easily.</text:p>
      <text:p text:style-name="P8"/>
      <text:list xml:id="list152931329841699" text:continue-numbering="true" text:style-name="L1">
        <text:list-item>
          <text:p text:style-name="P30">Maintainable website</text:p>
          <text:p text:style-name="P25"/>
          <text:p text:style-name="P32">This feature is optional.</text:p>
          <text:p text:style-name="P31">A second version would be available.</text:p>
          <text:p text:style-name="P20"><text:span text:style-name="T7">T</text:span>he <text:span text:style-name="T18">final </text:span>web site <text:span text:style-name="T25">requires</text:span> constant updates <text:span text:style-name="T25">of the content</text:span>, <text:span text:style-name="T25">such as</text:span> <text:span text:style-name="T25">posting</text:span> photos and information <text:span text:style-name="T26">on</text:span> <text:span text:style-name="T16">new </text:span>animals that have been found. <text:span text:style-name="T27">Therefore the web-master should be able to adapt the content himself. Maybe I could create a mini-tutorial for the web-master to accomplish this task.</text:span></text:p>
        </text:list-item>
      </text:list>
      <text:p text:style-name="P2"/>
      <text:list xml:id="list152931924809299" text:continue-numbering="true" text:style-name="L1">
        <text:list-header>
          <text:p text:style-name="P24"/>
        </text:list-header>
      </text:list>
      <text:p text:style-name="P11">3. Market Survey</text:p>
      <text:p text:style-name="P11"/>
      <text:p text:style-name="P1"><text:tab/>I have found other <text:span text:style-name="T34">similar </text:span>sites <text:span text:style-name="T37">of other local animal-<text:tab/>shelters, some </text:span>with the same problem, <text:span text:style-name="T37">others completly updated.<text:line-break/> <text:s text:c="2"/>I report what I find interesting (in green) and what could be <text:tab/>avoided (red).</text:span></text:p>
      <text:p text:style-name="P1"/>
      <text:list xml:id="list582051951" text:style-name="L2">
        <text:list-item>
          <text:p text:style-name="P26"><text:a xlink:type="simple" xlink:href="https://www.sociovzw.be/" text:style-name="Internet_20_link" text:visited-style-name="Visited_20_Internet_20_Link">https://www.sociovzw.b</text:a><text:a xlink:type="simple" xlink:href="https://www.sociovzw.be/" text:style-name="Internet_20_link" text:visited-style-name="Visited_20_Internet_20_Link">e</text:a></text:p>
          <text:p text:style-name="P33"><text:span text:style-name="T61">Updated</text:span> recently, it is using Bootstrap and Jquery, some animations <text:span text:style-name="T44">added</text:span>. It is much better than the previous one.</text:p>
          <text:p text:style-name="P35">Originally I had in mind to do <text:span text:style-name="T45">the restyling of </text:span>this one. <text:span text:style-name="T44">They have </text:span><text:span text:style-name="T66">many different types of animals</text:span><text:span text:style-name="T44">. Some </text:span><text:span text:style-name="T55">errors</text:span><text:span text:style-name="T44"> in HTML.</text:span></text:p>
          <text:p text:style-name="P35"/>
        </text:list-item>
        <text:list-item>
          <text:p text:style-name="P27"><text:a xlink:type="simple" xlink:href="https://dierenasielcanina.be/" text:style-name="Internet_20_link" text:visited-style-name="Visited_20_Internet_20_Link">https://dierenasielcanina.be</text:a></text:p>
          <text:p text:style-name="P36">Us<text:span text:style-name="T46">es</text:span> https, <text:span text:style-name="T42">minimalist. Uses Wordpress and </text:span><text:span text:style-name="T54">it looks like a Blog</text:span><text:span text:style-name="T42">, with the menu on the right; where blog-posts usually go. </text:span><text:span text:style-name="T54">The nav-bar on the top is missing</text:span><text:span text:style-name="T42">. </text:span><text:span text:style-name="T69">No errors found</text:span><text:span text:style-name="T42">.</text:span></text:p>
          <text:p text:style-name="P34"/>
        </text:list-item>
        <text:list-item>
          <text:p text:style-name="P27"><text:a xlink:type="simple" xlink:href="http://www.dierenasielsinttruiden.be/" text:style-name="Internet_20_link" text:visited-style-name="Visited_20_Internet_20_Link">http://www.dierenasielsinttruiden.b</text:a><text:a xlink:type="simple" xlink:href="http://www.dierenasielsinttruiden.be/" text:style-name="Internet_20_link" text:visited-style-name="Visited_20_Internet_20_Link">e</text:a></text:p>
          <text:p text:style-name="P38">Made with Joomla, very simple and with <text:span text:style-name="T47">many images</text:span>. <text:span text:style-name="T48">Really </text:span><text:span text:style-name="T68">nice cards</text:span><text:span text:style-name="T48"> with pictures of the animals, some </text:span><text:span text:style-name="T68">information aside</text:span><text:span text:style-name="T48">. </text:span><text:span text:style-name="T68">Newsletter</text:span><text:span text:style-name="T48">. Only warnings and minimal </text:span><text:span text:style-name="T60">errors</text:span><text:span text:style-name="T48">.</text:span></text:p>
          <text:p text:style-name="P38"/>
        </text:list-item>
        <text:list-item>
          <text:p text:style-name="P27"><text:a xlink:type="simple" xlink:href="https://dierenasielgenk.be/" text:style-name="Internet_20_link" text:visited-style-name="Visited_20_Internet_20_Link">https://dierenasielgenk.be</text:a></text:p>
          <text:p text:style-name="P37"><text:span text:style-name="T49">H</text:span>ttps, <text:span text:style-name="T43">made with Wordpress. </text:span><text:span text:style-name="T67">Clear</text:span><text:span text:style-name="T43">, </text:span><text:span text:style-name="T67">simple</text:span><text:span text:style-name="T43"> interface.<text:line-break/>Some </text:span><text:span text:style-name="T56">errors</text:span><text:span text:style-name="T43">.</text:span></text:p>
        </text:list-item>
      </text:list>
      <text:p text:style-name="P10"/>
      <text:list xml:id="list152932301691556" text:continue-numbering="true" text:style-name="L2">
        <text:list-item>
          <text:p text:style-name="P27"><text:a xlink:type="simple" xlink:href="https://dierenasiel-tienen.be/" text:style-name="Internet_20_link" text:visited-style-name="Visited_20_Internet_20_Link">https://dierenasiel-tienen.b</text:a><text:a xlink:type="simple" xlink:href="https://dierenasiel-tienen.be/" text:style-name="Internet_20_link" text:visited-style-name="Visited_20_Internet_20_Link">e</text:a></text:p>
          <text:p text:style-name="P39">Wordpress, <text:span text:style-name="T66">news about Covid</text:span><text:span text:style-name="T44">, </text:span><text:span text:style-name="T66">simple</text:span><text:span text:style-name="T44"> interface. Found some </text:span><text:span text:style-name="T55">errors</text:span><text:span text:style-name="T44"> in HTML.</text:span></text:p>
          <text:p text:style-name="P27"><text:s/></text:p>
        </text:list-item>
      </text:list>
      <text:p text:style-name="P1"/>
      <text:p text:style-name="P1"><text:soft-page-break/></text:p>
      <text:list xml:id="list152931555294636" text:continue-numbering="true" text:style-name="L2">
        <text:list-header>
          <text:p text:style-name="P27"><text:a xlink:type="simple" xlink:href="https://www.dierenasielgent.be/" text:style-name="Internet_20_link" text:visited-style-name="Visited_20_Internet_20_Link"/></text:p>
        </text:list-header>
        <text:list-item>
          <text:p text:style-name="P27"><text:a xlink:type="simple" xlink:href="https://www.dierenasielgent.be/" text:style-name="Internet_20_link" text:visited-style-name="Visited_20_Internet_20_Link">https://www.dierenasielgent.be</text:a></text:p>
          <text:p text:style-name="P40">Very well made, it uses <text:span text:style-name="T52">PHP, Jquery and Bootstrap</text:span>. I like the <text:span text:style-name="T61">adoption page</text:span>. <text:span text:style-name="T36">For donations t</text:span>here is a <text:span text:style-name="T61">payment system</text:span> <text:span text:style-name="T35">based on credit cards</text:span>. <text:span text:style-name="T38">Uses </text:span><text:span text:style-name="T65">https</text:span><text:span text:style-name="T38">. Very </text:span><text:span text:style-name="T65">professional</text:span><text:span text:style-name="T38">. Minor </text:span><text:span text:style-name="T57">errors</text:span><text:span text:style-name="T38">.</text:span></text:p>
          <text:p text:style-name="P40"/>
        </text:list-item>
        <text:list-item>
          <text:p text:style-name="P27"><text:a xlink:type="simple" xlink:href="http://www.dierenasielknokke-heist.be/" text:style-name="Internet_20_link" text:visited-style-name="Visited_20_Internet_20_Link">http://www.dierenasielknokke-heist.be</text:a> </text:p>
          <text:p text:style-name="P41">Jquery and Jquery UI. <text:span text:style-name="T58">Could be a bit better</text:span><text:span text:style-name="T40">. Nice series of </text:span><text:span text:style-name="T64">stories about adoptions</text:span><text:span text:style-name="T40">. </text:span><text:span text:style-name="T64">Report of previous years</text:span><text:span text:style-name="T40">. Some HTML </text:span><text:span text:style-name="T58">errors</text:span><text:span text:style-name="T40">.</text:span></text:p>
          <text:p text:style-name="P42"/>
        </text:list-item>
        <text:list-item>
          <text:p text:style-name="P42"><text:a xlink:type="simple" xlink:href="https://www.dierenasiel-leiestreek.be/" text:style-name="Internet_20_link" text:visited-style-name="Visited_20_Internet_20_Link">https://www.dierenasiel-leiestreek.be</text:a></text:p>
          <text:p text:style-name="P43"><text:span text:style-name="T62">Modern</text:span><text:span text:style-name="T41">, </text:span><text:span text:style-name="T62">responsive</text:span><text:span text:style-name="T41"> and </text:span><text:span text:style-name="T62">elegant</text:span><text:span text:style-name="T41">. </text:span>Uses Angular and Jquery<text:span text:style-name="T39">. Touch of professionalism, both for the website and for the </text:span><text:span text:style-name="T63">photos</text:span><text:span text:style-name="T39">. Some </text:span><text:span text:style-name="T59">errors</text:span><text:span text:style-name="T39"> as well. It is the one I have in mind.</text:span></text:p>
        </text:list-item>
      </text:list>
      <text:p text:style-name="P1"><text:s text:c="3"/></text:p>
      <text:p text:style-name="P1"/>
      <text:p text:style-name="P11">4. References</text:p>
      <text:p text:style-name="P11"><text:tab/></text:p>
      <text:p text:style-name="P12"><text:tab/><text:span text:style-name="T53">See list of previous links.</text:span></text:p>
      <text:p text:style-name="P11"/>
      <text:p text:style-name="P1"><text:span text:style-name="T21"><text:tab/>*</text:span> <text:a xlink:type="simple" xlink:href="http://www.dierenasielschoten.be/" text:style-name="Internet_20_link" text:visited-style-name="Visited_20_Internet_20_Link">http://www.dierenasielschoten.be/</text:a></text:p>
      <text:p text:style-name="P1"/>
      <text:p text:style-name="P14"><text:tab/>** <text:span text:style-name="T50">Animal shelter in Schoten, Antwerpen BELGIUM</text:span></text:p>
      <text:p text:style-name="P1"/>
      <text:p text:style-name="P13"><text:tab/>*** <text:span text:style-name="T6">list of errors and warnings on the current website:</text:span></text:p>
      <text:p text:style-name="P4"/>
      <text:list xml:id="list3990236613" text:style-name="L3">
        <text:list-item>
          <text:p text:style-name="P44">Lang attribute missing to the html tag</text:p>
        </text:list-item>
        <text:list-item>
          <text:p text:style-name="P28"><text:span text:style-name="Source_20_Text">DOCTYPE </text:span><text:span text:style-name="Source_20_Text"><text:span text:style-name="T6">missing</text:span></text:span></text:p>
        </text:list-item>
        <text:list-item>
          <text:p text:style-name="P45"><text:span text:style-name="Source_20_Text"><text:span text:style-name="T6">Wrong </text:span></text:span><text:span text:style-name="Source_20_Text">encoding declaration </text:span><text:span text:style-name="Source_20_Text"><text:span text:style-name="T6">(</text:span></text:span><text:span text:style-name="Source_20_Text">windows-1252</text:span><text:span text:style-name="Source_20_Text"><text:span text:style-name="T6">), instead of utf-8</text:span></text:span></text:p>
        </text:list-item>
        <text:list-item>
          <text:p text:style-name="P45"><text:span text:style-name="Source_20_Text"><text:span text:style-name="T6">Attribute cols not allowed on frameset element</text:span></text:span></text:p>
        </text:list-item>
        <text:list-item>
          <text:p text:style-name="P45"><text:span text:style-name="Source_20_Text"><text:span text:style-name="T6">Use iframe instead frameset (obsolete)</text:span></text:span></text:p>
        </text:list-item>
        <text:list-item>
          <text:p text:style-name="P45"><text:span text:style-name="Source_20_Text"><text:span text:style-name="T6">Attribute target not allowed on frame element</text:span></text:span></text:p>
        </text:list-item>
        <text:list-item>
          <text:p text:style-name="P46"><text:span text:style-name="Source_20_Text"><text:span text:style-name="T9">Units without a unit after the numbers, like in </text:span></text:span><text:span text:style-name="Source_20_Text"><text:span text:style-name="T1">left: 2</text:span></text:span></text:p>
        </text:list-item>
        <text:list-item>
          <text:p text:style-name="P47"><text:span text:style-name="Source_20_Text"><text:span text:style-name="T10">Attribute bordercolorlight and bordercolordark </text:span></text:span><text:span text:style-name="Source_20_Text"><text:span text:style-name="T11">are</text:span></text:span><text:span text:style-name="Source_20_Text"><text:span text:style-name="T10"> </text:span></text:span><text:span text:style-name="Source_20_Text"><text:span text:style-name="T13">not </text:span></text:span><text:span text:style-name="Source_20_Text"><text:span text:style-name="T10">allowed in table element</text:span></text:span></text:p>
        </text:list-item>
        <text:list-item>
          <text:p text:style-name="P47"><text:span text:style-name="Source_20_Text"><text:span text:style-name="T10">Img elements should have alt attribute</text:span></text:span></text:p>
        </text:list-item>
        <text:list-item>
          <text:p text:style-name="P47"><text:span text:style-name="Source_20_Text"><text:span text:style-name="T10">Element blink not allowed inside strong element</text:span></text:span></text:p>
        </text:list-item>
        <text:list-item>
          <text:p text:style-name="P47"><text:span text:style-name="Source_20_Text"><text:span text:style-name="T10">various obsolete elements (use CSS instead)</text:span></text:span></text:p>
        </text:list-item>
        <text:list-item>
          <text:p text:style-name="P47"><text:span text:style-name="Source_20_Text"><text:span text:style-name="T10">Stray end tag a</text:span></text:span></text:p>
        </text:list-item>
        <text:list-item>
          <text:p text:style-name="P48"><text:span text:style-name="Source_20_Text"><text:span text:style-name="T10">xmlns:v </text:span></text:span><text:span text:style-name="Source_20_Text"><text:span text:style-name="T12">and xmlns:o</text:span></text:span><text:span text:style-name="Source_20_Text"><text:span text:style-name="T10"> </text:span></text:span><text:span text:style-name="Source_20_Text"><text:span text:style-name="T12">not allowed in HTML tag</text:span></text:span></text:p>
        </text:list-item>
        <text:list-item>
          <text:p text:style-name="P48"><text:a xlink:type="simple" xlink:href="http://www.w3.org/TR/REC-html40" text:style-name="Internet_20_link" text:visited-style-name="Visited_20_Internet_20_Link"><text:span text:style-name="Source_20_Text"><text:span text:style-name="T12">http://www.w3.org/TR/REC-html40</text:span></text:span></text:a><text:span text:style-name="Source_20_Text"><text:span text:style-name="T12"> </text:span></text:span><text:span text:style-name="Source_20_Text"><text:span text:style-name="T14">used </text:span></text:span><text:span text:style-name="Source_20_Text"><text:span text:style-name="T12">instead of </text:span></text:span><text:a xlink:type="simple" xlink:href="http://www.w3.org/1999/xhtml" text:style-name="Internet_20_link" text:visited-style-name="Visited_20_Internet_20_Link"><text:span text:style-name="Source_20_Text"><text:span text:style-name="T12">http://www.w3.org/1999/xhtml</text:span></text:span></text:a></text:p>
        </text:list-item>
        <text:list-item>
          <text:p text:style-name="P48"><text:span text:style-name="Source_20_Text"><text:span text:style-name="T12">Property text-underline doesn't exist</text:span></text:span></text:p>
        </text:list-item>
        <text:list-item>
          <text:p text:style-name="P48"><text:span text:style-name="Source_20_Text"><text:span text:style-name="T12">Stray end tag embed</text:span></text:span></text:p>
        </text:list-item>
        <text:list-item>
          <text:p text:style-name="P48"><text:span text:style-name="Source_20_Text"><text:span text:style-name="T12">font-family values not recognized</text:span></text:span></text:p>
        </text:list-item>
        <text:list-item>
          <text:p text:style-name="P48"><text:span text:style-name="Source_20_Text"><text:span text:style-name="T12">Element p cannot be child of the font element</text:span></text:span></text:p>
        </text:list-item>
        <text:list-item>
          <text:p text:style-name="P49"><text:span text:style-name="Source_20_Text"><text:span text:style-name="T13">script tag before DOCTYPE</text:span></text:span></text:p>
        </text:list-item>
        <text:list-item>
          <text:p text:style-name="P50"><text:span text:style-name="Source_20_Text"><text:span text:style-name="T15">No GDPR, no Cookie pop-up or header banner</text:span></text:span></text:p>
        </text:list-item>
        <text:list-item>
          <text:p text:style-name="P49"><text:span text:style-name="Source_20_Text"><text:span text:style-name="T13">other errors and warnings</text:span>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l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nl" fo:country="BE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29T15:27:29.879321334</meta:creation-date>
    <dc:date>2020-04-12T15:29:30.232369015</dc:date>
    <meta:editing-duration>PT7H51S</meta:editing-duration>
    <meta:editing-cycles>186</meta:editing-cycles>
    <meta:generator>LibreOffice/6.3.5.2$Linux_X86_64 LibreOffice_project/30$Build-2</meta:generator>
    <meta:document-statistic meta:table-count="0" meta:image-count="0" meta:object-count="0" meta:page-count="3" meta:paragraph-count="87" meta:word-count="837" meta:character-count="5021" meta:non-whitespace-character-count="4213"/>
  </office:meta>
</office:document-meta>
</file>